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08.04pt"/>
    </style:style>
    <style:style style:name="co14" style:family="table-column">
      <style:table-column-properties fo:break-before="auto" style:column-width="305.94pt"/>
    </style:style>
    <style:style style:name="co15" style:family="table-column">
      <style:table-column-properties fo:break-before="auto" style:column-width="280.69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17:18:24.947548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2T17:46:58.620362818</dc:date>
    <meta:editing-duration>P3DT13H3M58S</meta:editing-duration>
    <meta:editing-cycles>2847</meta:editing-cycles>
    <dc:creator>Ilya Shpigor</dc:creator>
    <meta:document-statistic meta:table-count="5" meta:cell-count="384" meta:object-count="0"/>
  </office:meta>
</office:document-meta>
</file>